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officeooo:rsid="0042370f" officeooo:paragraph-rsid="0042370f"/>
    </style:style>
    <style:style style:name="P4" style:family="paragraph" style:parent-style-name="Standard">
      <style:text-properties officeooo:rsid="0042370f" officeooo:paragraph-rsid="0045934e"/>
    </style:style>
    <style:style style:name="P5" style:family="paragraph" style:parent-style-name="Standard">
      <style:paragraph-properties fo:text-align="center" style:justify-single-word="false"/>
      <style:text-properties officeooo:rsid="0042370f" officeooo:paragraph-rsid="0045934e"/>
    </style:style>
    <style:style style:name="P6" style:family="paragraph" style:parent-style-name="Standard">
      <style:paragraph-properties fo:text-align="center" style:justify-single-word="false"/>
      <style:text-properties officeooo:rsid="0069ecdb" officeooo:paragraph-rsid="0069ecdb"/>
    </style:style>
    <style:style style:name="P7" style:family="paragraph" style:parent-style-name="Text_20_body">
      <style:text-properties officeooo:rsid="004fc26a" officeooo:paragraph-rsid="00505d33"/>
    </style:style>
    <style:style style:name="P8" style:family="paragraph" style:parent-style-name="Text_20_body">
      <style:text-properties officeooo:rsid="004fc26a" officeooo:paragraph-rsid="004fc26a"/>
    </style:style>
    <style:style style:name="P9" style:family="paragraph" style:parent-style-name="Text_20_body">
      <style:text-properties officeooo:rsid="005e601b" officeooo:paragraph-rsid="005e601b"/>
    </style:style>
    <style:style style:name="P10" style:family="paragraph" style:parent-style-name="Text_20_body">
      <style:text-properties officeooo:paragraph-rsid="006233d8"/>
    </style:style>
    <style:style style:name="P11" style:family="paragraph" style:parent-style-name="Text_20_body">
      <style:text-properties officeooo:rsid="0052715a" officeooo:paragraph-rsid="0052715a"/>
    </style:style>
    <style:style style:name="P12" style:family="paragraph" style:parent-style-name="Text_20_body">
      <style:text-properties officeooo:rsid="006233d8" officeooo:paragraph-rsid="006233d8"/>
    </style:style>
    <style:style style:name="P13" style:family="paragraph" style:parent-style-name="Text_20_body">
      <style:text-properties officeooo:paragraph-rsid="0062844f"/>
    </style:style>
    <style:style style:name="P14" style:family="paragraph" style:parent-style-name="Text_20_body">
      <style:text-properties officeooo:paragraph-rsid="005c143a"/>
    </style:style>
    <style:style style:name="P15" style:family="paragraph" style:parent-style-name="Text_20_body">
      <style:text-properties officeooo:rsid="00638320" officeooo:paragraph-rsid="00638320"/>
    </style:style>
    <style:style style:name="P16" style:family="paragraph" style:parent-style-name="Text_20_body">
      <style:text-properties officeooo:paragraph-rsid="00554d39"/>
    </style:style>
    <style:style style:name="P17" style:family="paragraph" style:parent-style-name="Text_20_body">
      <style:text-properties officeooo:paragraph-rsid="0052715a"/>
    </style:style>
    <style:style style:name="P18" style:family="paragraph" style:parent-style-name="Text_20_body">
      <style:text-properties officeooo:paragraph-rsid="004acefb"/>
    </style:style>
    <style:style style:name="P19" style:family="paragraph" style:parent-style-name="Standard">
      <style:paragraph-properties fo:break-before="page"/>
    </style:style>
    <style:style style:name="P20" style:family="paragraph" style:parent-style-name="Text_20_body">
      <style:paragraph-properties fo:break-before="page"/>
      <style:text-properties officeooo:rsid="00554d39" officeooo:paragraph-rsid="00554d39"/>
    </style:style>
    <style:style style:name="P21" style:family="paragraph" style:parent-style-name="Standard" style:master-page-name="First_20_Page">
      <style:paragraph-properties fo:text-align="center" style:justify-single-word="false" style:page-number="auto"/>
      <style:text-properties fo:font-size="36pt" fo:font-weight="bold" style:font-size-asian="36pt" style:font-weight-asian="bold" style:font-size-complex="36pt" style:font-weight-complex="bold"/>
    </style:style>
    <style:style style:name="P22" style:family="paragraph" style:parent-style-name="Heading_20_1">
      <style:text-properties officeooo:paragraph-rsid="004fc26a"/>
    </style:style>
    <style:style style:name="P23" style:family="paragraph" style:parent-style-name="Heading_20_1" style:list-style-name="">
      <style:paragraph-properties fo:text-align="center" style:justify-single-word="false"/>
      <style:text-properties officeooo:paragraph-rsid="006233d8"/>
    </style:style>
    <style:style style:name="P24" style:family="paragraph" style:parent-style-name="Heading_20_1">
      <style:paragraph-properties fo:break-before="page"/>
    </style:style>
    <style:style style:name="P25" style:family="paragraph" style:parent-style-name="Heading_20_1" style:list-style-name="">
      <style:paragraph-properties fo:text-align="center" style:justify-single-word="false" fo:break-before="page"/>
      <style:text-properties officeooo:rsid="006233d8" officeooo:paragraph-rsid="006233d8"/>
    </style:style>
    <style:style style:name="P26" style:family="paragraph" style:parent-style-name="Heading_20_2">
      <style:text-properties officeooo:paragraph-rsid="006233d8"/>
    </style:style>
    <style:style style:name="P27" style:family="paragraph" style:parent-style-name="Heading_20_2">
      <style:text-properties officeooo:rsid="006233d8" officeooo:paragraph-rsid="006233d8"/>
    </style:style>
    <style:style style:name="P28" style:family="paragraph" style:parent-style-name="Heading_20_2">
      <style:text-properties officeooo:paragraph-rsid="0052c76e"/>
    </style:style>
    <style:style style:name="P29" style:family="paragraph" style:parent-style-name="Text_20_body">
      <style:text-properties officeooo:rsid="004fc26a" officeooo:paragraph-rsid="00505d33"/>
    </style:style>
    <style:style style:name="P30" style:family="paragraph" style:parent-style-name="Text_20_body">
      <style:text-properties officeooo:rsid="006233d8" officeooo:paragraph-rsid="006233d8"/>
    </style:style>
    <style:style style:name="P31" style:family="paragraph" style:parent-style-name="Text_20_body" style:list-style-name="L1">
      <style:text-properties officeooo:paragraph-rsid="006233d8"/>
    </style:style>
    <style:style style:name="P32" style:family="paragraph" style:parent-style-name="Text_20_body" style:list-style-name="L1">
      <style:text-properties officeooo:rsid="0063afc8" officeooo:paragraph-rsid="0063afc8"/>
    </style:style>
    <style:style style:name="P33" style:family="paragraph" style:parent-style-name="Text_20_body" style:list-style-name="L2">
      <style:text-properties officeooo:paragraph-rsid="005c143a"/>
    </style:style>
    <style:style style:name="P34" style:family="paragraph" style:parent-style-name="Text_20_body" style:list-style-name="L2">
      <style:text-properties officeooo:rsid="0062844f" officeooo:paragraph-rsid="0062844f"/>
    </style:style>
    <style:style style:name="P35" style:family="paragraph" style:parent-style-name="Text_20_body">
      <style:text-properties officeooo:rsid="005c143a" officeooo:paragraph-rsid="005c143a"/>
    </style:style>
    <style:style style:name="T1" style:family="text">
      <style:text-properties officeooo:rsid="0022690d"/>
    </style:style>
    <style:style style:name="T2" style:family="text">
      <style:text-properties officeooo:rsid="0043bb4d"/>
    </style:style>
    <style:style style:name="T3" style:family="text">
      <style:text-properties officeooo:rsid="0045934e"/>
    </style:style>
    <style:style style:name="T4" style:family="text">
      <style:text-properties style:font-name="Arial" fo:font-size="13pt" fo:font-style="italic" fo:font-weight="bold" officeooo:rsid="0052715a" style:font-name-asian="DejaVu Sans" style:font-size-asian="14pt" style:font-style-asian="italic" style:font-weight-asian="normal" style:font-name-complex="Lohit Hindi" style:font-size-complex="14pt" style:font-style-complex="italic" style:font-weight-complex="bold"/>
    </style:style>
    <style:style style:name="T5" style:family="text">
      <style:text-properties officeooo:rsid="004de48a"/>
    </style:style>
    <style:style style:name="T6" style:family="text">
      <style:text-properties officeooo:rsid="00505d33"/>
    </style:style>
    <style:style style:name="T7" style:family="text">
      <style:text-properties officeooo:rsid="0052c76e"/>
    </style:style>
    <style:style style:name="T8" style:family="text">
      <style:text-properties officeooo:rsid="0060315d"/>
    </style:style>
    <style:style style:name="T9" style:family="text">
      <style:text-properties officeooo:rsid="006233d8"/>
    </style:style>
    <style:style style:name="T10" style:family="text">
      <style:text-properties officeooo:rsid="0062844f"/>
    </style:style>
    <style:style style:name="T11" style:family="text">
      <style:text-properties officeooo:rsid="005c143a"/>
    </style:style>
    <style:style style:name="T12" style:family="text">
      <style:text-properties officeooo:rsid="0063afc8"/>
    </style:style>
    <style:style style:name="T13" style:family="text">
      <style:text-properties officeooo:rsid="00554d39"/>
    </style:style>
    <style:style style:name="T14" style:family="text">
      <style:text-properties officeooo:rsid="0052715a"/>
    </style:style>
    <style:style style:name="T15" style:family="text">
      <style:text-properties officeooo:rsid="0063c99d"/>
    </style:style>
    <style:style style:name="T16" style:family="text">
      <style:text-properties officeooo:rsid="004acefb"/>
    </style:style>
    <style:style style:name="T17" style:family="text">
      <style:text-properties officeooo:rsid="006557a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kandora</text:p>
      <text:p text:style-name="P1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Fireclaw © 2020</text:p>
      <text:h text:style-name="P24" text:outline-level="1"><text:bookmark-start text:name="__RefHeading__300_1322964172"/>Die Geschichte Ankandoras<text:bookmark-end text:name="__RefHeading__300_1322964172"/></text:h>
      <text:p text:style-name="P3">Ankandora, ein Land voller Abenteuer. Viele haben bereits die großen Weiten bereist, haben versucht die gigantischen Bergketten zu erklimmen oder sind in einer der Städte und Dörfer ansässig geworden und haben dort ein neues Leben begonnen.</text:p>
      <text:p text:style-name="P4">Immer wieder zieht es neue Abenteurer, Forscher und auch Gauner und anderes Gesindel nach Ankandora, da immer noch vieles von diesem Land unerforscht ist und es jede menge Möglichkeiten bietet <text:span text:style-name="T3">sich zu entfalten. Durchstreift die Weiten des Landes, schlendert durch die Straßen der Stadt, helft den Bewohnern des Landes</text:span> und <text:span text:style-name="T3">sammelt die verborgenen</text:span> <text:span text:style-name="T3">S</text:span>chätze. Doch seit gewarnt, es ist nicht ungefährlich sich durch das Land zu bewegen, <text:span text:style-name="T3">ü</text:span>berall lauern gefährliche Monster und Gesindel <text:span text:style-name="T3">die nur darauf</text:span> warten, den nächsten unvorsichtigen Wanderer zu überfallen. <text:span text:style-name="T3">Wenn ihr also auf euren Reisen andere Abenteurer treffen solltet, so tut ihr gut daran euch mit ihnen zu verbünden um als Gruppe gegen die Gefahren anzukommen. Es sei denn ihr seit ein einsamer Wolf und wollt allein auf eurer Wanderschaft sein. Wieso solltet ihr euer hab und gut auch mit anderen Teilen?</text:span></text:p>
      <text:p text:style-name="P4"><text:span text:style-name="T3">Wenn</text:span> ihr <text:span text:style-name="T3">wirklich</text:span> die Strapazen überstehen und eure Reise überleben <text:span text:style-name="T3">solltet</text:span>, so warten Ruhm und Wohlstand auf euch. <text:span text:style-name="T2">Ihr könnt die verschiedensten Wege einschlagen,</text:span> werdet ihr womöglich der nächste Erzmagier an der <text:span text:style-name="T2">Universität, ein geschätzter Kaufmann, der Anführer einer Diebesbande</text:span> oder sogar der nächste König von Ankandora?</text:p>
      <text:p text:style-name="P4"/>
      <text:p text:style-name="P4"/>
      <text:p text:style-name="P5">Wo auch immer es euch hinziehen wird, es ist nun Zeit für euch eurem Schicksal entgegenzutreten.</text:p>
      <text:p text:style-name="P5">Was werdet ihr sein?</text:p>
      <text:h text:style-name="P22" text:outline-level="1"><text:bookmark-start text:name="__RefHeading__130_1322964172"/><text:soft-page-break/>Zu Beginn des Spiels<text:bookmark-end text:name="__RefHeading__130_1322964172"/></text:h>
      <text:p text:style-name="P8">Faltet das Spielbrett auf und legt es vor euch aus.</text:p>
      <text:p text:style-name="P7">Sucht euch eine Spielfigur aus.</text:p>
      <text:p text:style-name="P10"><text:span text:style-name="T6">Nehmt euch eine </text:span><text:span text:style-name="T8">Inventar-Platte.</text:span></text:p>
      <text:p text:style-name="P10"><text:span text:style-name="T6">Nehmt Ausrüstung </text:span><text:span text:style-name="T8">entsprechend eurer Klasse</text:span><text:span text:style-name="T6"> und setzt sie in die Fächer eure</text:span><text:span text:style-name="T8">r Inventar-Platte.</text:span></text:p>
      <text:p text:style-name="P7">Wählt eine Schwierigkeitsstufe.</text:p>
      <text:h text:style-name="Heading_20_1" text:outline-level="1"><text:bookmark-start text:name="__RefHeading__134_1322964172"/>Ziel des Spiels<text:bookmark-end text:name="__RefHeading__134_1322964172"/></text:h>
      <text:p text:style-name="P10">Es gibt mehrere Varianten das Spiel zu spielen und zu gewinnen. <text:span text:style-name="T1">Im folgenden</text:span> werden <text:span text:style-name="T5">zwei</text:span> Varianten aufgezeigt <text:span text:style-name="T1">wie ihr spielen könnt.</text:span></text:p>
      <text:p text:style-name="P10"><text:span text:style-name="T9">V</text:span><text:span text:style-name="T1">arianten könn</text:span><text:span text:style-name="T9">en</text:span><text:span text:style-name="T1"> auch miteinander verb</text:span><text:span text:style-name="T9">u</text:span><text:span text:style-name="T1">nden </text:span><text:span text:style-name="T9">werden</text:span><text:span text:style-name="T1"> oder </text:span><text:span text:style-name="T9">ihr denkt </text:span><text:span text:style-name="T1">euch selbst weitere Varianten aus und </text:span><text:span text:style-name="T9">setzt</text:span><text:span text:style-name="T1"> eigene Zielvorgaben.</text:span></text:p>
      <text:h text:style-name="P23" text:outline-level="1"/>
      <text:h text:style-name="P25" text:outline-level="1">Allgemeines</text:h>
      <text:h text:style-name="P26" text:outline-level="2">Bewegen</text:h>
      <text:p text:style-name="P12">Um sich auf dem Spielfeld zu bewegen würfelt jeder Spieler um seine mögliche Zugweite zu erfahren. Jedes Feld hat eine gewisse Zahl, wenn ein Spieler ein Feld erreicht, wird dessen Zahl von der gewürfelten Zugweite abgezogen. Ein Spieler kann sich so weit bewegen bis ihm die Punkte ausgehen.</text:p>
      <text:h text:style-name="P27" text:outline-level="2">Aufgabenfelder</text:h>
      <text:p text:style-name="P12">Erreicht ein Spieler ein Aufgabenfeld, startet ein Kampf gegen den entsprechenden Gegner des Feldes.</text:p>
      <text:p text:style-name="P12">Zieht dazu die Karte mit dem Selben Symbol wie auf dem Feld zu sehen ist.</text:p>
      <text:h text:style-name="Heading_20_2" text:outline-level="2">Kämpfe</text:h>
      <text:list xml:id="list471527887" text:style-name="L1">
        <text:list-item>
          <text:p text:style-name="P31"><text:span text:style-name="T9">Initiativ</text:span><text:span text:style-name="T12">e</text:span><text:span text:style-name="T9"> </text:span><text:span text:style-name="T12">würfeln</text:span><text:span text:style-name="T9">. Vergleicht diesen </text:span><text:span text:style-name="T12">dann </text:span><text:span text:style-name="T9">mit dem des Gegners auf der Karte. </text:span><text:span text:style-name="T12">Der mit dem Höheren Wert beginnt den Angriff.</text:span></text:p>
        </text:list-item>
        <text:list-item>
          <text:p text:style-name="P31"><text:span text:style-name="T9">Angriff </text:span><text:span text:style-name="T12">Würfeln</text:span><text:span text:style-name="T9">. Zählt die gewürfelte</text:span><text:span text:style-name="T12">n</text:span><text:span text:style-name="T9"> Punkt</text:span><text:span text:style-name="T12">e</text:span><text:span text:style-name="T9"> und den Angriffswert des Angreifers zusammen. </text:span><text:span text:style-name="T12">Ist</text:span><text:span text:style-name="T9"> dieser gleich oder höher den Lebenspunkten des Verteidigers wurde dieser </text:span><text:span text:style-name="T12">besiegt</text:span><text:span text:style-name="T9">. Liegt der Wert darunter wechseln sich Angreifer und Verteidiger ab.</text:span></text:p>
        </text:list-item>
        <text:list-item>
          <text:p text:style-name="P32">Wird ein Spieler im Kampf besiegt, kann er durch einen Heiltrank wieder geheilt und in den Kampf zurückgebracht werden.</text:p>
        </text:list-item>
      </text:list>
      <text:h text:style-name="P24" text:outline-level="1"><text:bookmark-start text:name="__RefHeading__138_1322964172"/>Variante 1: Helft dem Land<text:bookmark-end text:name="__RefHeading__138_1322964172"/></text:h>
      <text:p text:style-name="Text_20_body">In dieser Variante müssen alle Aufgaben <text:span text:style-name="T12">der</text:span> entsprechenden <text:span text:style-name="T9">Spielf</text:span>elder <text:span text:style-name="T12">gemeistert</text:span> werden.</text:p>
      <text:h text:style-name="P27" text:outline-level="2">Gruppen</text:h>
      <text:p text:style-name="P10"><text:span text:style-name="T14">Spieler können </text:span><text:span text:style-name="T17">sich in</text:span><text:span text:style-name="T14"> Gruppe</text:span><text:span text:style-name="T17">n</text:span><text:span text:style-name="T14"> bewegen. </text:span><text:span text:style-name="T17">Dabei </text:span><text:span text:style-name="T14">werden alle </text:span><text:span text:style-name="T17">F</text:span><text:span text:style-name="T14">iguren </text:span><text:span text:style-name="T17">einer Gruppe</text:span><text:span text:style-name="T14"> bei jedem Zug gleichzeitig bewegt.</text:span></text:p>
      <text:h text:style-name="Heading_20_2" text:outline-level="2">Aufgaben</text:h>
      <text:h text:style-name="Heading_20_3" text:outline-level="3">Regeln für Gruppenkämpfe</text:h>
      <text:list xml:id="list1689264370" text:style-name="L2">
        <text:list-item>
          <text:p text:style-name="P34">Jeder Spieler würfelt die Initiative und kommt entsprechend vor oder nach dem Gegner dran.</text:p>
        </text:list-item>
        <text:list-item>
          <text:p text:style-name="P34">Der Gegner greift immer alle Spieler einer Gruppe gleichzeitig an.</text:p>
        </text:list-item>
        <text:list-item>
          <text:p text:style-name="P33"><text:span text:style-name="T11">Wird ein Spieler besiegt, kann er von </text:span><text:span text:style-name="T10">Mitspielern</text:span><text:span text:style-name="T11"> mit einem Heiltrank wieder zurück in den Kampf gebracht werden. </text:span><text:span text:style-name="T17">Verwenden eines Heiltranks beendet den Zug.</text:span></text:p>
        </text:list-item>
      </text:list>
      <text:p text:style-name="P14"><text:span text:style-name="T11">Wird der Gegner besiegt, gilt die Aufgabe als bestanden. Besiegte Spieler </text:span><text:span text:style-name="T17">einer siegreichen Gruppe</text:span><text:span text:style-name="T11"> sind wieder geheilt. </text:span><text:span text:style-name="T17">Besiegte Solospieler oder Gruppen scheiden aus dem Spiel aus.</text:span></text:p>
      <text:h text:style-name="Heading_20_2" text:outline-level="2">Level Up</text:h>
      <text:p text:style-name="P13"><text:span text:style-name="T17">Wurden</text:span><text:span text:style-name="T10"> 4 Aufgabenmarken </text:span><text:span text:style-name="T17">gesammelt</text:span><text:span text:style-name="T10">, dürfen alle </text:span><text:span text:style-name="T17">Spieler </text:span><text:span text:style-name="T10">ihre Ausrüstung </text:span><text:span text:style-name="T17">auf</text:span><text:span text:style-name="T10"> Level 2 </text:span><text:span text:style-name="T17">drehen</text:span><text:span text:style-name="T10">.</text:span></text:p>
      <text:h text:style-name="Heading_20_2" text:outline-level="2">Ende</text:h>
      <text:p text:style-name="Text_20_body"><text:span text:style-name="T14">Sind alle Aufgaben des Landes abgeschlossen </text:span><text:span text:style-name="T12">oder alle Spieler besiegt </text:span><text:span text:style-name="T11">endet das Spiel.</text:span></text:p>
      <text:h text:style-name="P24" text:outline-level="1">Variante 2: Wer wird König</text:h>
      <text:p text:style-name="P18"><text:span text:style-name="T16">Alle Spieler versuchen </text:span><text:span text:style-name="T15">zum Ende Feld</text:span><text:span text:style-name="T16"> zu gelangen. </text:span><text:span text:style-name="T15">Wer</text:span><text:span text:style-name="T16"> dort ankommt </text:span><text:span text:style-name="T12">und die Aufgabe besteht</text:span><text:span text:style-name="T16"> wird König.</text:span></text:p>
      <text:h text:style-name="Heading_20_2" text:outline-level="2">Spieler gegen Spieler kämpfe</text:h>
      <text:p text:style-name="P11">Landen zwei Spieler auf dem Selben Feld, können diese sich duellieren.</text:p>
      <text:h text:style-name="Heading_20_3" text:outline-level="3">Regeln für Duelle:</text:h>
      <text:p text:style-name="P35">Bei einem Duell wird von beiden Kontrahenten die Initiative gewürfelt. Derjenige mit der Höheren Zahl beginnt. Würfelt so oft bis ein eindeutiges Ergebnis feststeht.</text:p>
      <text:p text:style-name="P15">Ansonsten gellten die Allgemeinen Kampfregeln</text:p>
      <text:p text:style-name="P9">Der Verlierer des Duells muss die nächste Runde aussetzen.</text:p>
      <text:h text:style-name="Heading_20_2" text:outline-level="2">Aufgaben <text:span text:style-name="T4">F</text:span>elder</text:h>
      <text:p text:style-name="P17"><text:span text:style-name="T14">Landet ein Spieler auf einem Aufgabenfeld, muss dieser </text:span><text:span text:style-name="T15">diese</text:span><text:span text:style-name="T7"> annehmen. Wurde ein</text:span><text:span text:style-name="T15">e</text:span><text:span text:style-name="T7"> Aufgabe abgeschlossen, gilt dies auch für alle anderen Spieler. </text:span><text:span text:style-name="T15">Wird der Spieler Besiegt setzt er eine Runde aus.</text:span></text:p>
      <text:h text:style-name="Heading_20_2" text:outline-level="2">Level Up</text:h>
      <text:p text:style-name="P15">Sobald ein Spieler die untere Kartenhälfte erreicht hat, darf dieser seine Ausrüstung auf Level 2 drehen. Diese Spieler dürfen nicht mehr auf die Erste Kartenhälfte zurückkehren.</text:p>
      <text:h text:style-name="P28" text:outline-level="2">Ende</text:h>
      <text:p text:style-name="P16"><text:span text:style-name="T13">Sobald ein Spieler das Ende Feld erreicht </text:span><text:span text:style-name="T12">und die Dortige Aufgabe best</text:span><text:span text:style-name="T15">eht</text:span><text:span text:style-name="T12">,</text:span><text:span text:style-name="T13"> wird er zum König gekrönt.</text:span></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normal"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0.8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0.3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1.058cm" fo:margin-bottom="0.496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line-style="solid" style:adjustment="left" style:rel-width="25%" style:color="#000000"/>
      </style:page-layout-properties>
      <style:header-style>
        <style:header-footer-properties svg:height="0.9cm" fo:margin-left="0cm" fo:margin-right="0cm" fo:margin-bottom="0.101cm" style:dynamic-spacing="false"/>
      </style:header-style>
      <style:footer-style>
        <style:header-footer-properties svg:height="1.138cm" fo:margin-left="0cm" fo:margin-right="0cm" fo:margin-top="0.101cm" style:dynamic-spacing="false"/>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Ankandora</text:title></text:p>
      </style:header>
      <style:footer>
        <text:p text:style-name="MP2"><text:page-number text:select-page="current">8</text:page-number></text:p>
      </style:footer>
    </style:master-page>
    <style:master-page style:name="First_20_Page" style:display-name="First Page" style:page-layout-name="Mpm2" style:next-style-name="Standard"/>
    <style:master-page style:name="Index" style:page-layout-name="Mpm2"/>
    <style:master-page style:name="Envelope" style:page-layout-name="Mpm3"/>
    <style:master-page style:name="Endnote" style:page-layout-name="Mpm4"/>
    <style:master-page style:name="Foot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ireclaw Fox</meta:initial-creator>
    <meta:creation-date>2013-10-11T00:38:59</meta:creation-date>
    <meta:editing-cycles>75</meta:editing-cycles>
    <meta:editing-duration>PT23H45M27S</meta:editing-duration>
    <dc:description>Anleitung des Brettspiels Ankandora</dc:description>
    <meta:keyword>Anleitung</meta:keyword>
    <meta:keyword>Ankandora</meta:keyword>
    <meta:keyword>Brettspiel</meta:keyword>
    <dc:subject>Anleitung</dc:subject>
    <dc:title>Ankandora</dc:title>
    <dc:date>2020-05-04T23:54:28.446497089</dc:date>
    <meta:generator>LibreOffice/6.4.4.2$Linux_X86_64 LibreOffice_project/40$Build-2</meta:generator>
    <meta:printed-by>Fireclaw Fox</meta:printed-by>
    <meta:print-date>2013-10-11T02:00:04</meta:print-date>
    <dc:creator>Fireclaw </dc:creator>
    <meta:document-statistic meta:table-count="0" meta:image-count="0" meta:object-count="0" meta:page-count="8" meta:paragraph-count="57" meta:word-count="786" meta:character-count="5101" meta:non-whitespace-character-count="4378"/>
  </office:meta>
</office:document-meta>
</file>